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8.89cm"/>
    </style:style>
    <style:style style:name="co4" style:family="table-column">
      <style:table-column-properties fo:break-before="auto" style:column-width="10.662708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8pt" style:use-optimal-row-height="fals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5">
            <text:p>Dependency Inf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Version</text:p>
          </table:table-cell>
          <table:table-cell office:value-type="string" table:style-name="ce3">
            <text:p>Notes</text:p>
          </table:table-cell>
          <table:table-cell office:value-type="string" table:style-name="ce2">
            <text:p>Sour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Cor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Any CPU</text:p>
          </table:table-cell>
          <table:table-cell office:value-type="string" table:style-name="ce4">
            <text:p>http://vstnet.codeplex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Framework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Any CPU</text:p>
          </table:table-cell>
          <table:table-cell office:value-type="string" table:style-name="ce4">
            <text:p>http://vstnet.codeplex.com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cobi.Vst.Interop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A separate version needs to be used when the platform is set to x86 or x64. See http://stackoverflow.com/questions/3832552/conditionally-use-32-64-bit-reference-when-building-in-visual-studio for more info.</text:p>
          </table:table-cell>
          <table:table-cell office:value-type="string" table:style-name="ce4">
            <text:p>http://vstnet.codeplex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BIndustrialCtrls</text:p>
          </table:table-cell>
          <table:table-cell office:value-type="string" table:style-name="ce1">
            <text:p>2.1.0.x</text:p>
          </table:table-cell>
          <table:table-cell table:style-name="ce4"/>
          <table:table-cell office:value-type="string" table:style-name="ce4">
            <text:p>Built from SDK\LBIndustrialCtr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q</text:p>
          </table:table-cell>
          <table:table-cell office:value-type="string" table:style-name="ce1">
            <text:p>4.0.0.0</text:p>
          </table:table-cell>
          <table:table-cell table:style-name="ce4"/>
          <table:table-cell office:value-type="string" table:style-name="ce4">
            <text:p>http://code.google.com/p/moq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alc</text:p>
          </table:table-cell>
          <table:table-cell office:value-type="string" table:style-name="ce1">
            <text:p>1.3.6</text:p>
          </table:table-cell>
          <table:table-cell table:style-name="ce4"/>
          <table:table-cell office:value-type="string" table:style-name="ce4">
            <text:p>http://ncalc.codeplex.com/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Ninject</text:p>
          </table:table-cell>
          <table:table-cell office:value-type="string" table:style-name="ce1">
            <text:p>3.0.0.12</text:p>
          </table:table-cell>
          <table:table-cell office:value-type="string" table:style-name="ce4">
            <text:p>The version of ninject on the ninject homepage is not compatible with the client version of .net 4.0.</text:p>
          </table:table-cell>
          <table:table-cell office:value-type="string" table:style-name="ce4">
            <text:p>http://teamcity.codebetter.com/viewType.html?buildTypeId=bt243&amp;tab=buildTypeStatusDiv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ZedGraph</text:p>
          </table:table-cell>
          <table:table-cell office:value-type="string" table:style-name="ce1">
            <text:p>5.1.6</text:p>
          </table:table-cell>
          <table:table-cell table:style-name="ce4"/>
          <table:table-cell office:value-type="string" table:style-name="ce4">
            <text:p>Build from SDK\ZedGraphs which is a modified version of the project found here http://sourceforge.net/projects/zedgraph/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b</meta:initial-creator>
    <dc:creator>Rob</dc:creator>
    <meta:creation-date>2012-02-17T21:19:14Z</meta:creation-date>
    <dc:date>2013-03-26T23:21:59Z</dc:date>
  </office:meta>
</office:document-meta>
</file>